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Text_20_body" style:class="text">
      <style:paragraph-properties fo:margin-left="2cm" fo:margin-right="2cm" fo:text-align="start" style:justify-single-word="false" fo:text-indent="0cm" style:auto-text-indent="false"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/>
    </style:style>
    <style:style style:name="rststyle-caption" style:family="paragraph" style:parent-style-name="Caption"/>
    <style:style style:name="rststyle-codeblock" style:family="paragraph" style:parent-style-name="Preformatted_20_Text">
      <style:paragraph-properties fo:margin-left="0.499cm" fo:margin-right="0cm" fo:text-indent="0cm" style:auto-text-indent="false" fo:background-color="#94bd5e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/>
    <style:style style:name="rststyle-footnote" style:family="paragraph" style:parent-style-name="Footnote"/>
    <style:style style:name="rststyle-lineblock" style:family="paragraph" style:parent-style-name="rststyle-textbody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background-color="#00dc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background-color="#0099ff"/>
    </style:style>
    <style:style style:name="rststyle-codeblock-comment" style:family="text" style:parent-style-name="Teletype">
      <style:text-properties fo:background-color="#ccffff"/>
    </style:style>
    <style:style style:name="rststyle-codeblock-classname" style:family="text" style:parent-style-name="Teletype">
      <style:text-properties fo:background-color="#ff3333"/>
    </style:style>
    <style:style style:name="rststyle-codeblock-functionname" style:family="text" style:parent-style-name="Teletype">
      <style:text-properties fo:background-color="#ff3333"/>
    </style:style>
    <style:style style:name="rststyle-codeblock-operator" style:family="text" style:parent-style-name="Teletype">
      <style:text-properties fo:background-color="#ffff66"/>
    </style:style>
    <style:style style:name="rststyle-codeblock-name" style:family="text" style:parent-style-name="Teletype">
      <style:text-properties fo:background-color="#ff3333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dkuhlman</meta:initial-creator>
    <meta:creation-date>2006-08-15T13:56:07</meta:creation-date>
    <dc:date>2007-03-12T12:29:55</dc:date>
    <dc:language>en-US</dc:language>
    <meta:editing-cycles>44</meta:editing-cycles>
    <meta:editing-duration>PT13H2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